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AA000000AA730C537F.png" manifest:media-type=""/>
  <manifest:file-entry manifest:full-path="Pictures/10000000000000AA000000AA5E0585BB.png" manifest:media-type=""/>
  <manifest:file-entry manifest:full-path="Pictures/10000000000000AA000000AA88E6982B.png" manifest:media-type=""/>
  <manifest:file-entry manifest:full-path="Pictures/10000000000000AA000000AA62840565.png" manifest:media-type=""/>
  <manifest:file-entry manifest:full-path="Pictures/10000000000000AA000000AAC2C517E1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svg:stroke-color="#999999" draw:marker-start-width="0.23cm" draw:marker-end-width="0.2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999999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3" style:family="graphic" style:parent-style-name="objectwithoutfill">
      <style:graphic-properties svg:stroke-width="0.02cm" svg:stroke-color="#999999" draw:fill="none" draw:textarea-vertical-align="middle" fo:padding-top="0.135cm" fo:padding-bottom="0.135cm" fo:padding-left="0.26cm" fo:padding-right="0.26cm"/>
    </style:style>
    <style:style style:name="gr4" style:family="graphic" style:parent-style-name="objectwithoutfill">
      <style:graphic-properties svg:stroke-width="0.02cm" svg:stroke-color="#999999" draw:fill="none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cm" fo:min-width="0cm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/>
      <style:text-properties fo:font-family="'ヒラギノ丸ゴ ProN W4'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custom-shape draw:style-name="gr1" draw:text-style-name="P1" draw:layer="layout" svg:width="6cm" svg:height="24cm" svg:x="7.5cm" svg:y="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8cm" svg:height="6cm" svg:x="1.5cm" svg:y="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7.5cm" svg:y1="21cm" svg:x2="13.5cm" svg:y2="21cm">
            <text:p/>
          </draw:line>
          <draw:polyline draw:style-name="gr4" draw:text-style-name="P1" draw:layer="layout" svg:width="5.999cm" svg:height="1.499cm" svg:x="7.5cm" svg:y="27cm" svg:viewBox="0 0 6000 1500" draw:points="0,0 500,1500 500,1500 5500,1500 5500,1500 6000,0">
            <text:p/>
          </draw:polyline>
          <draw:polyline draw:style-name="gr4" draw:text-style-name="P1" draw:layer="layout" svg:width="5.999cm" svg:height="1.499cm" draw:transform="rotate (-3.14159265358979) translate (7.5cm 3cm)" svg:viewBox="0 0 6000 1500" draw:points="6000,0 5500,1500 5500,1500 500,1500 500,1500 0,0">
            <text:p/>
          </draw:polyline>
          <draw:polyline draw:style-name="gr4" draw:text-style-name="P1" draw:layer="layout" svg:width="5.999cm" svg:height="1.499cm" draw:transform="rotate (-3.14159265358979) translate (19.5cm 3cm)" svg:viewBox="0 0 6000 1500" draw:points="6000,0 5500,1500 5500,1500 500,1500 500,1500 0,0">
            <text:p/>
          </draw:polyline>
          <draw:line draw:style-name="gr4" draw:text-style-name="P1" draw:layer="layout" svg:x1="6cm" svg:y1="20.5cm" svg:x2="6cm" svg:y2="20.5cm">
            <text:p/>
          </draw:line>
          <draw:line draw:style-name="gr4" draw:text-style-name="P1" draw:layer="layout" svg:x1="6cm" svg:y1="15.5cm" svg:x2="6cm" svg:y2="15.5cm">
            <text:p/>
          </draw:line>
          <draw:polyline draw:style-name="gr4" draw:text-style-name="P1" draw:layer="layout" svg:width="1.499cm" svg:height="5.999cm" svg:x="6cm" svg:y="15cm" svg:viewBox="0 0 1500 6000" draw:points="1500,6000 0,5500 0,5500 0,1500 0,1500 1500,0">
            <text:p/>
          </draw:polyline>
          <draw:line draw:style-name="gr3" draw:text-style-name="P1" draw:layer="layout" svg:x1="7.5cm" svg:y1="15cm" svg:x2="13.5cm" svg:y2="15cm">
            <text:p/>
          </draw:line>
          <draw:polyline draw:style-name="gr4" draw:text-style-name="P1" draw:layer="layout" svg:width="1.499cm" svg:height="5.999cm" draw:transform="rotate (-3.14159265358979) translate (7.5cm 15cm)" svg:viewBox="0 0 1500 6000" draw:points="0,6000 1500,5500 1500,5500 1500,1500 1500,1500 0,0">
            <text:p/>
          </draw:polyline>
          <draw:polyline draw:style-name="gr4" draw:text-style-name="P1" draw:layer="layout" svg:width="1.499cm" svg:height="5.999cm" svg:x="13.5cm" svg:y="15cm" svg:viewBox="0 0 1500 6000" draw:points="0,6000 1500,5500 1500,5500 1500,1500 1500,1500 0,0">
            <text:p/>
          </draw:polyline>
          <draw:polyline draw:style-name="gr4" draw:text-style-name="P1" draw:layer="layout" svg:width="1.499cm" svg:height="5.999cm" draw:transform="rotate (-3.14159265358979) translate (15cm 15cm)" svg:viewBox="0 0 1500 6000" draw:points="1500,6000 0,5500 0,5500 0,1500 0,1500 1500,0">
            <text:p/>
          </draw:polyline>
          <draw:frame draw:style-name="gr5" draw:text-style-name="P1" draw:layer="layout" svg:width="4.5cm" svg:height="4.5cm" draw:transform="rotate (-1.5707963267949) translate (12.75cm 9.75cm)">
            <draw:image xlink:href="Pictures/10000000000000AA000000AA88E6982B.png" xlink:type="simple" xlink:show="embed" xlink:actuate="onLoad">
              <text:p/>
            </draw:image>
          </draw:frame>
          <draw:frame draw:style-name="gr5" draw:text-style-name="P1" draw:layer="layout" svg:width="4.5cm" svg:height="4.5cm" draw:transform="rotate (1.5707963267949) translate (8.25cm 8.25cm)">
            <draw:image xlink:href="Pictures/10000000000000AA000000AA5E0585BB.png" xlink:type="simple" xlink:show="embed" xlink:actuate="onLoad">
              <text:p/>
            </draw:image>
          </draw:frame>
          <draw:frame draw:style-name="gr5" draw:text-style-name="P1" draw:layer="layout" svg:width="4.5cm" svg:height="4.5cm" draw:transform="rotate (1.5707963267949) translate (2.25cm 8.25cm)">
            <draw:image xlink:href="Pictures/10000000000000AA000000AAC2C517E1.png" xlink:type="simple" xlink:show="embed" xlink:actuate="onLoad">
              <text:p/>
            </draw:image>
          </draw:frame>
          <draw:frame draw:style-name="gr5" draw:text-style-name="P1" draw:layer="layout" svg:width="4.5cm" svg:height="4.5cm" draw:transform="rotate (-1.5707963267949) translate (12.75cm 15.75cm)">
            <draw:image xlink:href="Pictures/10000000000000AA000000AA62840565.png" xlink:type="simple" xlink:show="embed" xlink:actuate="onLoad">
              <text:p/>
            </draw:image>
          </draw:frame>
          <draw:frame draw:style-name="gr6" draw:text-style-name="P2" draw:layer="layout" svg:width="5.412cm" svg:height="1.331cm" svg:x="7.794cm" svg:y="23.335cm">
            <draw:text-box>
              <text:p text:style-name="P2">Cube: 60 x 60 x 60 mm</text:p>
              <text:p text:style-name="P2">Marker: 45 x 45 mm</text:p>
            </draw:text-box>
          </draw:frame>
          <draw:frame draw:style-name="gr5" draw:text-style-name="P1" draw:layer="layout" svg:width="4.5cm" svg:height="4.5cm" draw:transform="rotate (1.5707963267949) translate (14.25cm 8.25cm)">
            <draw:image xlink:href="Pictures/10000000000000AA000000AA730C537F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ヒラギノ明朝 ProN W3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3T13:16:14</meta:creation-date>
    <dc:date>2014-12-03T17:09:11</dc:date>
    <meta:editing-duration>PT2H52M21S</meta:editing-duration>
    <meta:editing-cycles>5</meta:editing-cycles>
    <meta:generator>LibreOffice/4.0.5.2$MacOSX_x86 LibreOffice_project/5464147a081647a250913f19c0715bca595af2f</meta:generator>
    <meta:print-date>2014-12-03T16:45:52</meta:print-date>
    <meta:document-statistic meta:object-count="20"/>
  </office:meta>
</office:document-meta>
</file>